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1cm" svg:stroke-color="#000000" draw:marker-start="Arrow" draw:marker-start-width="0.5cm" draw:marker-end="Arrow" draw:marker-end-width="0.5cm" draw:fill-color="#ffffff" draw:textarea-vertical-align="middle" draw:auto-grow-height="false" fo:min-height="10.65cm" fo:min-width="10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5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X Gyre Adventor" fo:font-size="96pt" style:font-size-asian="96pt" style:font-size-complex="96pt"/>
    </style:style>
    <style:style style:name="P3" style:family="paragraph">
      <style:paragraph-properties fo:text-align="center"/>
      <style:text-properties style:font-name="TeX Gyre Adventor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TeX Gyre Adventor" fo:font-size="96pt" style:font-size-asian="96pt" style:font-size-complex="96pt"/>
    </style:style>
    <style:style style:name="T2" style:family="text">
      <style:text-properties style:font-name="TeX Gyre Adventor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10.9cm" svg:x="4.6cm" svg:y="9.7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2" draw:layer="layout" svg:width="5.3cm" svg:height="5.3cm" svg:x="11.6cm" svg:y="11cm">
          <draw:text-box>
            <text:p text:style-name="P2"><text:span text:style-name="T1">M</text:span></text:p>
          </draw:text-box>
        </draw:frame>
        <draw:frame draw:style-name="gr2" draw:text-style-name="P2" draw:layer="layout" svg:width="5.3cm" svg:height="5.3cm" draw:transform="rotate (-1.5707963267949) translate (14.2cm 8.3cm)">
          <draw:text-box>
            <text:p text:style-name="P2"><text:span text:style-name="T1">M</text:span></text:p>
          </draw:text-box>
        </draw:frame>
        <draw:frame draw:style-name="gr2" draw:text-style-name="P3" draw:layer="layout" svg:width="5.3cm" svg:height="5.471cm" svg:x="8.8cm" svg:y="10.629cm">
          <draw:text-box>
            <text:p text:style-name="P3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5:58:38.265516146</meta:creation-date>
    <dc:date>2017-06-29T16:19:24.113648074</dc:date>
    <meta:editing-duration>PT1M26S</meta:editing-duration>
    <meta:editing-cycles>1</meta:editing-cycles>
    <meta:document-statistic meta:object-count="4"/>
    <meta:generator>LibreOffice/4.3.3.2$Linux_X86_64 LibreOffice_project/430m0$Build-2</meta:generator>
  </office:meta>
</office:document-meta>
</file>